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5pt" officeooo:rsid="00137cff" officeooo:paragraph-rsid="00137cff" style:font-size-asian="15pt" style:font-size-complex="15pt"/>
    </style:style>
    <style:style style:name="P2" style:family="paragraph" style:parent-style-name="Standard">
      <style:text-properties style:font-name="Times New Roman" fo:font-size="15pt" officeooo:rsid="00154e5e" officeooo:paragraph-rsid="00154e5e" style:font-size-asian="15pt" style:font-size-complex="15pt"/>
    </style:style>
    <style:style style:name="T1" style:family="text">
      <style:text-properties officeooo:rsid="00137c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rite a java Program to Print <text:s/>Fibonacci Series?</text:p>
      <text:p text:style-name="P1">2. Write a Java Program to check a number is prime or not?</text:p>
      <text:p text:style-name="P1">3. How to Swap two numbers in Java?</text:p>
      <text:p text:style-name="P1">4. How to Swap two numbers without using temp variable?</text:p>
      <text:p text:style-name="P1">5.write a java Program to reverse String without using api?</text:p>
      <text:p text:style-name="P1">6. Write a Java Program to reverse Array?</text:p>
      <text:p text:style-name="P1">7. Write a Java Program to reverse a number in java?</text:p>
      <text:p text:style-name="P1">8.Write a java program to calculate factorial of a number in java?</text:p>
      <text:p text:style-name="P1">9.Write a java program to find sum of digits of a number?</text:p>
      <text:p text:style-name="P1">10.Write a java program to sort map by value?</text:p>
      <text:p text:style-name="P1">11.Write a java program to find perfect number or not?</text:p>
      <text:p text:style-name="P1">12. write a java program to implement bubble sort?</text:p>
      <text:p text:style-name="P1">13.write a java program to check given number is binary or not?</text:p>
      <text:p text:style-name="P1">14.write a java program to find Armstrong number in java?</text:p>
      <text:p text:style-name="P1">15. write a java program to find common elements between two arrays in Java?</text:p>
      <text:p text:style-name="P1">16. write a java program reverse String using recursion?</text:p>
      <text:p text:style-name="P1">17. write a java program to check two string are anagrams or not?</text:p>
      <text:p text:style-name="P1">18. write a java program to create deadlock between two threads in Java?</text:p>
      <text:p text:style-name="P1">19. write a java program to find factors of a number from 1 to 100?</text:p>
      <text:p text:style-name="P1">20. write a java program to find second largest element in array in Java?</text:p>
      <text:p text:style-name="P1">21. write a java program to print without using loops?</text:p>
      <text:p text:style-name="P1">22. write a java program to find missing number in an array?</text:p>
      <text:p text:style-name="P2">23. <text:span text:style-name="T1">write a java program </text:span>to find duplicate number in an array?</text:p>
      <text:p text:style-name="P2">24. <text:span text:style-name="T1">write a java program </text:span>to find factorial of a large number?</text:p>
      <text:p text:style-name="P2">25. <text:span text:style-name="T1">write a java program </text:span>to print a duplicates from a string in java?</text:p>
      <text:p text:style-name="P2">26. <text:span text:style-name="T1">write a java program </text:span>to remove duplicates from String in Java?</text:p>
      <text:p text:style-name="P2">27. <text:span text:style-name="T1">write a java program </text:span>to find given number in=s even or odd?</text:p>
      <text:p text:style-name="P2">28. <text:span text:style-name="T1">write a java program </text:span>to count of vowels in a String in java?</text:p>
      <text:p text:style-name="P2">29. <text:span text:style-name="T1">write a java program </text:span>to print floyds triangle in java?</text:p>
      <text:p text:style-name="P2">30. <text:span text:style-name="T1">write a java program </text:span>to implements binary search of a number?</text:p>
      <text:p text:style-name="P2"/>
      <text:p text:style-name="P2"/>
      <text:p text:style-name="P1"><text:tab/><text:tab/><text:tab/></text:p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5:29:40.976000000</meta:creation-date>
    <dc:date>2018-07-24T15:54:41.208000000</dc:date>
    <meta:editing-duration>PT39S</meta:editing-duration>
    <meta:editing-cycles>1</meta:editing-cycles>
    <meta:generator>LibreOffice/5.3.2.2$Windows_X86_64 LibreOffice_project/6cd4f1ef626f15116896b1d8e1398b56da0d0ee1</meta:generator>
    <meta:document-statistic meta:table-count="0" meta:image-count="0" meta:object-count="0" meta:page-count="1" meta:paragraph-count="32" meta:word-count="343" meta:character-count="1778" meta:non-whitespace-character-count="1460"/>
  </office:meta>
</office:document-meta>
</file>